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06000000056C702E44D7B8E488.jpg" manifest:media-type="image/jpeg"/>
  <manifest:file-entry manifest:full-path="Pictures/1000000000000001000000020BD58DF0691AB627.jpg" manifest:media-type="image/jpeg"/>
  <manifest:file-entry manifest:full-path="Pictures/100000000000000200000002052215A54914C7BB.jpg" manifest:media-type="image/jpeg"/>
  <manifest:file-entry manifest:full-path="Pictures/1000000000000006000000059386B33F9BA94FDC.jpg" manifest:media-type="image/jpeg"/>
  <manifest:file-entry manifest:full-path="Pictures/10000000000000060000000552681235DF6EDAE9.jpg" manifest:media-type="image/jpeg"/>
  <manifest:file-entry manifest:full-path="Pictures/10000000000000020000000144FFB6FE82233D5F.jpg" manifest:media-type="image/jpeg"/>
  <manifest:file-entry manifest:full-path="Pictures/100000000000000100000001B9AC36C786E90C5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margin-left="6.262cm" fo:margin-right="0.051cm" fo:margin-top="0cm" fo:margin-bottom="0.817cm" loext:contextual-spacing="false" fo:line-height="95%" fo:text-align="center" style:justify-single-word="false" fo:text-indent="1.231cm" style:auto-text-indent="false">
        <style:tab-stops/>
      </style:paragraph-properties>
    </style:style>
    <style:style style:name="P2" style:family="paragraph" style:parent-style-name="Normal">
      <style:paragraph-properties fo:margin-left="0cm" fo:margin-right="1.981cm" fo:margin-top="0cm" fo:margin-bottom="0.725cm" loext:contextual-spacing="false" fo:line-height="107%" fo:text-align="end" style:justify-single-word="false" fo:text-indent="0cm" style:auto-text-indent="false">
        <style:tab-stops/>
      </style:paragraph-properties>
    </style:style>
    <style:style style:name="P3" style:family="paragraph" style:parent-style-name="Normal">
      <style:paragraph-properties fo:margin-left="1.339cm" fo:margin-right="0cm" fo:margin-top="0cm" fo:margin-bottom="0.693cm" loext:contextual-spacing="false" fo:line-height="107%" fo:text-align="start" style:justify-single-word="false" fo:text-indent="0cm" style:auto-text-indent="false">
        <style:tab-stops/>
      </style:paragraph-properties>
    </style:style>
    <style:style style:name="P4" style:family="paragraph" style:parent-style-name="Normal">
      <style:paragraph-properties fo:margin-left="0cm" fo:margin-right="0cm" fo:margin-top="0cm" fo:margin-bottom="0.473cm" loext:contextual-spacing="false" fo:line-height="107%" fo:text-align="start" style:justify-single-word="false" fo:text-indent="0cm" style:auto-text-indent="false">
        <style:tab-stops/>
      </style:paragraph-properties>
    </style:style>
    <style:style style:name="P5" style:family="paragraph" style:parent-style-name="Normal">
      <style:paragraph-properties fo:margin-left="0.034cm" fo:margin-right="1.397cm" fo:text-indent="0cm" style:auto-text-indent="false">
        <style:tab-stops/>
      </style:paragraph-properties>
    </style:style>
    <style:style style:name="P6" style:family="paragraph" style:parent-style-name="Normal">
      <style:paragraph-properties fo:margin-left="0.034cm" fo:margin-right="1.397cm" fo:margin-top="0cm" fo:margin-bottom="0.455cm" loext:contextual-spacing="false" fo:text-indent="0cm" style:auto-text-indent="false">
        <style:tab-stops/>
      </style:paragraph-properties>
    </style:style>
    <style:style style:name="P7" style:family="paragraph" style:parent-style-name="Normal">
      <style:paragraph-properties fo:margin-left="0.034cm" fo:margin-right="1.397cm" fo:margin-top="0cm" fo:margin-bottom="0cm" loext:contextual-spacing="false" fo:text-indent="0cm" style:auto-text-indent="false">
        <style:tab-stops/>
      </style:paragraph-properties>
    </style:style>
    <style:style style:name="P8" style:family="paragraph" style:parent-style-name="Normal">
      <style:paragraph-properties fo:margin-left="0.034cm" fo:margin-right="1.397cm" fo:margin-top="0cm" fo:margin-bottom="2.992cm" loext:contextual-spacing="false" fo:text-indent="0cm" style:auto-text-indent="false">
        <style:tab-stops/>
      </style:paragraph-properties>
    </style:style>
    <style:style style:name="P9" style:family="paragraph" style:parent-style-name="Normal">
      <style:paragraph-properties fo:margin-left="0cm" fo:margin-right="0.406cm" fo:margin-top="0cm" fo:margin-bottom="1.131cm" loext:contextual-spacing="false" fo:line-height="107%" fo:text-align="center" style:justify-single-word="false" fo:text-indent="0cm" style:auto-text-indent="false">
        <style:tab-stops/>
      </style:paragraph-properties>
    </style:style>
    <style:style style:name="P10" style:family="paragraph" style:parent-style-name="Normal">
      <style:paragraph-properties fo:margin-left="0cm" fo:margin-right="1.185cm" fo:margin-top="0cm" fo:margin-bottom="0.445cm" loext:contextual-spacing="false" fo:line-height="107%" fo:text-align="center" style:justify-single-word="false" fo:text-indent="0cm" style:auto-text-indent="false">
        <style:tab-stops/>
      </style:paragraph-properties>
    </style:style>
    <style:style style:name="P11" style:family="paragraph" style:parent-style-name="Normal" style:master-page-name="MP0">
      <style:paragraph-properties fo:margin-left="0cm" fo:margin-right="0.956cm" fo:margin-top="0cm" fo:margin-bottom="0.367cm" loext:contextual-spacing="false" fo:line-height="107%" fo:text-align="end" style:justify-single-word="false" fo:text-indent="0cm" style:auto-text-indent="false" style:page-number="auto" fo:break-before="page">
        <style:tab-stops/>
      </style:paragraph-properties>
    </style:style>
    <style:style style:name="P12" style:family="paragraph" style:parent-style-name="Normal">
      <style:paragraph-properties fo:margin-left="0.034cm" fo:margin-right="1.397cm" fo:margin-top="0cm" fo:margin-bottom="0.229cm" loext:contextual-spacing="false" fo:text-indent="0cm" style:auto-text-indent="false">
        <style:tab-stops/>
      </style:paragraph-properties>
      <style:text-properties officeooo:paragraph-rsid="0022d298"/>
    </style:style>
    <style:style style:name="P13" style:family="paragraph" style:parent-style-name="Normal">
      <style:paragraph-properties fo:margin-left="0.034cm" fo:margin-right="1.397cm" fo:text-indent="0cm" style:auto-text-indent="false">
        <style:tab-stops/>
      </style:paragraph-properties>
      <style:text-properties officeooo:paragraph-rsid="0022d298"/>
    </style:style>
    <style:style style:name="P14" style:family="paragraph" style:parent-style-name="Normal">
      <style:paragraph-properties fo:margin-left="0.058cm" fo:margin-right="0cm" fo:margin-top="0cm" fo:margin-bottom="0.386cm" loext:contextual-spacing="false" fo:line-height="107%" fo:text-align="start" style:justify-single-word="false" fo:text-indent="-0.018cm" style:auto-text-indent="false">
        <style:tab-stops/>
      </style:paragraph-properties>
      <style:text-properties officeooo:paragraph-rsid="0022d298"/>
    </style:style>
    <style:style style:name="P15"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8.451cm" style:type="center"/>
        </style:tab-stops>
      </style:paragraph-properties>
      <style:text-properties officeooo:paragraph-rsid="0022d298"/>
    </style:style>
    <style:style style:name="T1" style:family="text">
      <style:text-properties fo:font-size="14pt" style:font-size-asian="14pt"/>
    </style:style>
    <style:style style:name="T2" style:family="text">
      <style:text-properties fo:font-size="12pt" style:font-size-asian="12pt"/>
    </style:style>
    <style:style style:name="T3" style:family="text">
      <style:text-properties fo:font-size="12pt" style:text-underline-style="solid" style:text-underline-width="auto" style:text-underline-color="#000000" style:text-underline-mode="continuous" style:text-overline-mode="continuous" style:text-line-through-mode="continuous" style:font-size-asian="12pt"/>
    </style:style>
    <style:style style:name="T4" style:family="text">
      <style:text-properties style:text-position="super 67%" fo:font-size="12pt" style:font-size-asian="12pt"/>
    </style:style>
    <style:style style:name="T5" style:family="text">
      <style:text-properties fo:font-size="13pt" style:font-size-asian="13pt"/>
    </style:style>
    <style:style style:name="T6" style:family="text">
      <style:text-properties fo:font-size="13pt" officeooo:rsid="001f49d4" style:font-size-asian="13pt"/>
    </style:style>
    <style:style style:name="T7" style:family="text">
      <style:text-properties fo:font-size="13pt" officeooo:rsid="0022d298" style:font-size-asian="13pt"/>
    </style:style>
    <style:style style:name="T8" style:family="text">
      <style:text-properties style:font-name="Courier New" fo:font-size="9pt" style:font-name-asian="Courier New" style:font-size-asian="9pt" style:font-name-complex="Courier New"/>
    </style:style>
    <style:style style:name="T9" style:family="text">
      <style:text-properties officeooo:rsid="0022d298"/>
    </style:style>
    <style:style style:name="fr1"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 office:value-type="float" office:value="0" text:name="nom"/>
        <text:user-field-decl office:value-type="float" office:value="0" text:name="grade"/>
        <text:user-field-decl office:value-type="float" office:value="0" text:name="prenom"/>
        <text:user-field-decl office:value-type="float" office:value="0" text:name="plein"/>
        <text:user-field-decl office:value-type="float" office:value="0" text:name="partiel"/>
      </text:user-field-decls>
      <text:p text:style-name="P11"><text:span text:style-name="Police_20_par_20_défaut"><text:span text:style-name="T1">PRIME D'ENSEIGNEMENT SUPERIEUR</text:span></text:span></text:p>
      <text:p text:style-name="P1"><text:span text:style-name="Police_20_par_20_défaut"><text:span text:style-name="T2">Décrets n </text:span></text:span><text:span text:style-name="Police_20_par_20_défaut"><text:span text:style-name="T4">o </text:span></text:span><text:span text:style-name="Police_20_par_20_défaut"><text:span text:style-name="T2">89-775 et n </text:span></text:span><text:span text:style-name="Police_20_par_20_défaut"><text:span text:style-name="T4">o </text:span></text:span><text:span text:style-name="Police_20_par_20_défaut"><text:span text:style-name="T2">89-776 du 23 octobre 1989)</text:span></text:span></text:p>
      <text:p text:style-name="P2"><text:span text:style-name="Police_20_par_20_défaut"><text:span text:style-name="T5">Année universitaire 2016-2017</text:span></text:span></text:p>
      <text:p text:style-name="P3"><text:span text:style-name="Police_20_par_20_défaut"><text:span text:style-name="T2">FORMULAIRE à retourner à Mme EMILIE HERON (D 512 bis) </text:span></text:span><text:span text:style-name="Police_20_par_20_défaut"><text:span text:style-name="T3">avant le 06 janvier 2017</text:span></text:span></text:p>
      <text:p text:style-name="P4"><text:span text:style-name="Police_20_par_20_défaut"><text:span text:style-name="T8">Je soussigné (e)</text:span></text:span></text:p>
      <text:p text:style-name="P12"><text:span text:style-name="T9">Nom</text:span>: <text:s/><text:span text:style-name="T9">NOMR</text:span> <text:s text:c="3"/></text:p>
      <text:p text:style-name="P13">Prénom : <text:span text:style-name="T9">PRENOMR</text:span></text:p>
      <text:p text:style-name="P14"><text:span text:style-name="Police_20_par_20_défaut"><text:span text:style-name="T7">Grade</text:span></text:span><text:span text:style-name="Police_20_par_20_défaut"><text:span text:style-name="T5">: </text:span></text:span><text:span text:style-name="Police_20_par_20_défaut"><text:span text:style-name="T7">GRADER</text:span></text:span></text:p>
      <text:p text:style-name="P15"><text:span text:style-name="Police_20_par_20_défaut"><text:span text:style-name="T7">TEMPSPLEINR</text:span></text:span><text:span text:style-name="Police_20_par_20_défaut"><text:span text:style-name="T5"> TEMPS PLEIN<text:tab/></text:span></text:span><text:span text:style-name="Police_20_par_20_défaut"><text:span text:style-name="T7">TEMPSPARTIELLER</text:span></text:span><text:span text:style-name="Police_20_par_20_défaut"><text:span text:style-name="T5"> TEMPS PARTIEL</text:span></text:span></text:p>
      <text:p text:style-name="P6"><draw:frame draw:style-name="fr1" draw:name="Picture 1592" text:anchor-type="paragraph" svg:x="18.715cm" svg:y="28.564cm" svg:width="0.051cm" style:rel-width="scale" svg:height="0.042cm" style:rel-height="scale" draw:z-index="0"><draw:image xlink:href="Pictures/1000000000000006000000056C702E44D7B8E488.jpg" xlink:type="simple" xlink:show="embed" xlink:actuate="onLoad"/></draw:frame><draw:frame draw:style-name="fr2" draw:name="Picture 1598" text:anchor-type="paragraph" svg:x="18.553cm" svg:y="28.778cm" svg:width="0.041cm" style:rel-width="scale" svg:height="0.041cm" style:rel-height="scale" draw:z-index="1"><draw:image xlink:href="Pictures/1000000000000001000000020BD58DF0691AB627.jpg" xlink:type="simple" xlink:show="embed" xlink:actuate="onLoad"/></draw:frame><draw:frame draw:style-name="fr2" draw:name="Picture 1599" text:anchor-type="paragraph" svg:x="18.673cm" svg:y="28.778cm" svg:width="0.041cm" style:rel-width="scale" svg:height="0.041cm" style:rel-height="scale" draw:z-index="2"><draw:image xlink:href="Pictures/1000000000000001000000020BD58DF0691AB627.jpg" xlink:type="simple" xlink:show="embed" xlink:actuate="onLoad"/></draw:frame><draw:frame draw:style-name="fr2" draw:name="Picture 1597" text:anchor-type="paragraph" svg:x="18.613cm" svg:y="28.767cm" svg:width="0.051cm" style:rel-width="scale" svg:height="0.042cm" style:rel-height="scale" draw:z-index="3"><draw:image xlink:href="Pictures/1000000000000006000000059386B33F9BA94FDC.jpg" xlink:type="simple" xlink:show="embed" xlink:actuate="onLoad"/></draw:frame><draw:frame draw:style-name="fr1" draw:name="Picture 1593" text:anchor-type="paragraph" svg:x="18.731cm" svg:y="28.616cm" svg:width="0.041cm" style:rel-width="scale" svg:height="0.041cm" style:rel-height="scale" draw:z-index="4"><draw:image xlink:href="Pictures/10000000000000020000000144FFB6FE82233D5F.jpg" xlink:type="simple" xlink:show="embed" xlink:actuate="onLoad"/></draw:frame><draw:frame draw:style-name="fr2" draw:name="Picture 1596" text:anchor-type="paragraph" svg:x="18.755cm" svg:y="28.727cm" svg:width="0.051cm" style:rel-width="scale" svg:height="0.042cm" style:rel-height="scale" draw:z-index="5"><draw:image xlink:href="Pictures/10000000000000060000000552681235DF6EDAE9.jpg" xlink:type="simple" xlink:show="embed" xlink:actuate="onLoad"/></draw:frame><draw:frame draw:style-name="fr1" draw:name="Picture 1594" text:anchor-type="paragraph" svg:x="18.688cm" svg:y="28.658cm" svg:width="0.041cm" style:rel-width="scale" svg:height="0.041cm" style:rel-height="scale" draw:z-index="6"><draw:image xlink:href="Pictures/100000000000000200000002052215A54914C7BB.jpg" xlink:type="simple" xlink:show="embed" xlink:actuate="onLoad"/></draw:frame><draw:frame draw:style-name="fr1" draw:name="Picture 1595" text:anchor-type="paragraph" svg:x="18.697cm" svg:y="28.684cm" svg:width="0.041cm" style:rel-width="scale" svg:height="0.041cm" style:rel-height="scale" draw:z-index="7"><draw:image xlink:href="Pictures/100000000000000100000001B9AC36C786E90C51.jpg" xlink:type="simple" xlink:show="embed" xlink:actuate="onLoad"/></draw:frame>après avoir pris connaissance des renseignements ci-dessous, certifie ne pas recevoir de rémunérations complémentaires au titre d'un cumul d'emploi, ni de l'exercice d'une profession libérale (cf. le décret 89775 et 89-776 du 23 octobre 1989).</text:p>
      <text:p text:style-name="P9"><text:span text:style-name="Police_20_par_20_défaut"><text:span text:style-name="T5">Fait à Paris, le</text:span></text:span></text:p>
      <text:p text:style-name="P10">(signature)</text:p>
      <text:p text:style-name="P5">La prime de recherche et d'enseignement supérieur et la prime d'enseignement supérieur sont attribuées aux enseignants en position d'activité accomplissant l'intégralité de leurs obligations statutaires de service.</text:p>
      <text:p text:style-name="P5">Bénéficient de la prime de recherche et d'enseignement supérieur les enseignants en activité, placés en délégation ou en congé pour recherches ou conversions thématiques, détachés dans un établissement d'enseignement supérieur relevant du Ministère chargé de l'enseignement supérieur et les enseignants qui bénéficient des décharges de service.</text:p>
      <text:p text:style-name="P7">L'attribution de ces primes aux personnels enseignants titulaires est effectuée en deux versements semestriels (terme échu) selon les montants bruts suivant : </text:p>
      <text:p text:style-name="P7">- Temps plein : 626,22€</text:p>
      <text:p text:style-name="P8">- Temps partiel : proratisation selon la quotité de travail</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018cm" fo:margin-right="0cm" fo:margin-top="0cm" fo:margin-bottom="0.369cm" loext:contextual-spacing="false" fo:line-height="90%" fo:text-align="justify" style:justify-single-word="false" fo:hyphenation-ladder-count="no-limit" fo:text-indent="0cm" style:auto-text-indent="false">
        <style:tab-stops/>
      </style:paragraph-properties>
      <style:text-properties fo:color="#000000" style:font-name="Calibri" fo:font-family="Calibri" style:font-family-generic="swiss" style:font-pitch="variable" style:font-name-asian="Calibri" style:font-family-asian="Calibri" style:font-family-generic-asian="swiss" style:font-pitch-asian="variable" style:language-asian="fr" style:country-asian="FR" style:font-name-complex="Calibri" style:font-family-complex="Calibri" style:font-family-generic-complex="swiss" style:font-pitch-complex="variable" fo:hyphenate="false"/>
    </style:style>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title/>
    <dc:description/>
    <dc:subject/>
    <meta:initial-creator>Lionel AGBOÏGBA</meta:initial-creator>
    <meta:creation-date>2017-05-08T14:13:00Z</meta:creation-date>
    <dc:date>2017-05-14T21:10:53.070000000</dc:date>
    <meta:editing-cycles>4</meta:editing-cycles>
    <meta:editing-duration>PT10M20S</meta:editing-duration>
    <meta:document-statistic meta:table-count="0" meta:image-count="8" meta:object-count="0" meta:page-count="1" meta:paragraph-count="17" meta:word-count="199" meta:character-count="1370" meta:non-whitespace-character-count="1182"/>
    <meta:template xlink:type="simple" xlink:actuate="onRequest" xlink:title="" xlink:href="Normal"/>
  </office:meta>
</office:document-meta>
</file>